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/>
      <text:p text:style-name="P1"/>
      <text:p text:style-name="P1"/>
      <text:p text:style-name="P1">CREATE TABLE Cliente( correo_cliente VARCHAR(75) NOT NULL PRIMARY KEY, contraseña VARCHAR(100) NOT NULL, lista_negra BOOLEAN DEFAULT FALSE, dpi VARCHAR(15) NOT NULL, telefono VARCHAR(15) NOT NULL, direccion VARCHAR(200) NOT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OT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<text:soft-page-break/>CREATE TABLE Tipo_Anuncio( tipo_anuncio ENUM('texto', 'imagen con texto', 'video con texto') NOT NULL PRIMARY KEY, precio DOUBLE NULL);</text:p>
      <text:p text:style-name="P1"/>
      <text:p text:style-name="P1">INSERT INTO Tipo_Anuncio (tipo_anuncio) VALUES ('texto'), ('imagen con texto'), ('video con texto');</text:p>
      <text:p text:style-name="P1"/>
      <text:p text:style-name="P1">CREATE TABLE Anunciante( correo_anunciante VARCHAR(75) NOT NULL, contraseña VARCHAR(100) NOT NULL, <text:span text:style-name="T2">activo BOOLEAN DEFAULT TRUE</text:span>);</text:p>
      <text:p text:style-name="P1"/>
      <text:p text:style-name="P1">ALTER TABLE Anunciante ADD PRIMARY KEY (correo_anunciante);</text:p>
      <text:p text:style-name="P1"/>
      <text:p text:style-name="P1">CREATE TABLE Anuncio( id_anuncio INT NOT NULL PRIMARY KEY AUTO_INCREMENT, tiempo_duracion TIME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, FOREIGN KEY(correo_anunciante_fk) REFERENCES Anunciante(correo_anunciante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  <text:p text:style-name="P3"/>
      <text:p text:style-name="P3">ALTER TABLE Cita DROP COLUMN fecha_cita;</text:p>
      <text:p text:style-name="P3"/>
      <text:p text:style-name="P3">ALTER TABLE Cita ADD COLUMN fecha_cita DATE;</text:p>
      <text:p text:style-name="P3"/>
      <text:p text:style-name="P3">ALTER TABLE Horario ADD COLUMN fecha_cita DAT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5-03T00:37:17.398161605</dc:date>
    <meta:editing-duration>PT1H4M27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26" meta:word-count="445" meta:character-count="4023" meta:non-whitespace-character-count="3604"/>
  </office:meta>
</office:document-meta>
</file>